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1" style:family="paragraph">
      <loext:graphic-properties draw:fill-color="#ffffff"/>
    </style:style>
    <style:style style:name="P2" style:family="paragraph">
      <style:paragraph-properties fo:margin-top="0.305cm" fo:margin-bottom="0cm" fo:text-align="start"/>
    </style:style>
    <style:style style:name="P3" style:family="paragraph">
      <loext:graphic-properties draw:fill-color="#ffffff"/>
      <style:paragraph-properties fo:margin-top="0.305cm" fo:margin-bottom="0cm" fo:text-align="start"/>
    </style:style>
    <style:style style:name="P4" style:family="paragraph">
      <style:paragraph-properties fo:margin-top="0.305cm" fo:margin-bottom="0cm"/>
    </style:style>
    <style:style style:name="P5" style:family="paragraph">
      <loext:graphic-properties draw:fill-color="#ffffff"/>
      <style:text-properties fo:font-size="32pt"/>
    </style:style>
    <style:style style:name="P6" style:family="paragraph">
      <loext:graphic-properties draw:fill-color="#ffffff"/>
      <style:text-properties fo:font-size="20pt"/>
    </style:style>
    <style:style style:name="P7" style:family="paragraph">
      <style:paragraph-properties fo:text-align="start"/>
    </style:style>
    <style:style style:name="T1" style:family="text">
      <style:text-properties fo:font-size="34pt" style:font-size-asian="34pt" style:font-size-complex="34pt"/>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user-transformed="true">
          <draw:text-box>
            <text:p>Agile Process<text:line-break/><text:span text:style-name="T1">for software development team management</text:span></text:p>
          </draw:text-box>
        </draw:frame>
        <draw:frame presentation:style-name="pr2" draw:text-style-name="P1" draw:layer="layout" svg:width="25.199cm" svg:height="12.179cm" svg:x="1.4cm" svg:y="4.914cm" presentation:class="subtitle" presentation:user-transformed="true">
          <draw:text-box>
            <text:list text:style-name="L1">
              <text:list-item>
                <text:p>What is agile software development?</text:p>
              </text:list-item>
              <text:list-item>
                <text:p>What advantages does it bring?</text:p>
              </text:list-item>
              <text:list-item>
                <text:p>Where is it appropriate?</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user-transformed="true">
            <draw:text-box>
              <text:p>The “Agile Process” is a strategy for software development team management. I will discuss what it is, what its advantages are, and what situations call for it.</text:p>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presentation:user-transformed="true">
          <draw:text-box>
            <text:p>What is agile software development?</text:p>
          </draw:text-box>
        </draw:frame>
        <draw:frame presentation:style-name="pr2" draw:text-style-name="P3" draw:layer="layout" svg:width="25.199cm" svg:height="12.179cm" svg:x="1.4cm" svg:y="4.914cm" presentation:class="subtitle" presentation:user-transformed="true">
          <draw:text-box>
            <text:list text:style-name="L1">
              <text:list-item>
                <text:p text:style-name="P2">Project management strategy</text:p>
              </text:list-item>
              <text:list-item>
                <text:p text:style-name="P2">Develop useful software despite frequently changing requirements</text:p>
              </text:list-item>
              <text:list-item>
                <text:p text:style-name="P2">Fewer known goals and documentation</text:p>
              </text:list-item>
              <text:list-item>
                <text:p text:style-name="P2">“Iterations” (“sprints”) of work</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user-transformed="true">
            <draw:text-box>
              <text:list text:style-name="L2">
                <text:list-item>
                  <text:p text:style-name="P2">A strategy for project management in software development teams working for corporate clients</text:p>
                </text:list-item>
                <text:list-item>
                  <text:p text:style-name="P2">Intended to let a team develop useful software without knowing exactly what it is supposed to do at the start of the project, adapting to frequently changing requirements (hence “agile”)</text:p>
                </text:list-item>
                <text:list-item>
                  <text:p text:style-name="P2">To adapt quickly, avoids predefined end goals or detailed documentation</text:p>
                </text:list-item>
                <text:list-item>
                  <text:p text:style-name="P2">Work happens usually in one to four week “iterations”, also called “sprints”, of a predetermined duration, after which a working product is demonstrated to the client</text:p>
                </text:list-item>
              </text:list>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presentation:user-transformed="true">
          <draw:text-box>
            <text:p>What advantages does agile software development bring?</text:p>
          </draw:text-box>
        </draw:frame>
        <draw:frame presentation:style-name="pr2" draw:text-style-name="P3" draw:layer="layout" svg:width="25.199cm" svg:height="12.179cm" svg:x="1.4cm" svg:y="4.914cm" presentation:class="subtitle" presentation:user-transformed="true">
          <draw:text-box>
            <text:list text:style-name="L1">
              <text:list-item>
                <text:p text:style-name="P4">Work collaboratively with clients</text:p>
              </text:list-item>
              <text:list-item>
                <text:p text:style-name="P4">Avoid expensive losses for clients</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user-transformed="true">
            <draw:text-box>
              <text:list text:style-name="L2">
                <text:list-item>
                  <text:p text:style-name="P2">Promotes collaboration with corporate clients. In the traditional software development process, a client will provide a specification for the software, and that will be implemented. The resulting implementation, when actually used, often reveals deficiencies in the original specification, which is expensive for the clients due to requiring a rewrite or scrapping the project.</text:p>
                </text:list-item>
                <text:list-item>
                  <text:p text:style-name="P2">By frequent iterations each delivering usable software and receiving feedback, and not basing projects around a specification agreed upon at the beginning of the project, agile development attempts to mitigate these losses for the clients.</text:p>
                </text:list-item>
                <text:list-item>
                  <text:p text:style-name="P2"/>
                </text:list-item>
              </text:list>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presentation:user-transformed="true">
          <draw:text-box>
            <text:p>Where is agile software development appropriate?</text:p>
          </draw:text-box>
        </draw:frame>
        <draw:frame presentation:style-name="pr2" draw:text-style-name="P3" draw:layer="layout" svg:width="25.199cm" svg:height="12.179cm" svg:x="1.4cm" svg:y="4.914cm" presentation:class="subtitle" presentation:user-transformed="true">
          <draw:text-box>
            <text:list text:style-name="L1">
              <text:list-item>
                <text:p text:style-name="P4">Work collaboratively with clients</text:p>
              </text:list-item>
              <text:list-item>
                <text:p text:style-name="P4">Avoid expensive losses for clients</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user-transformed="true">
            <draw:text-box>
              <text:list text:style-name="L2">
                <text:list-item>
                  <text:p text:style-name="P2">Promotes collaboration with corporate clients. In the traditional software development process, a client will provide a specification for the software, and that will be implemented. The resulting implementation, when actually used, often reveals deficiencies in the original specification, which is expensive for the clients due to requiring a rewrite or scrapping the project.</text:p>
                </text:list-item>
                <text:list-item>
                  <text:p text:style-name="P2">By frequent iterations each delivering usable software and receiving feedback, and not basing projects around a specification agreed upon at the beginning of the project, agile development attempts to mitigate these losses for the clients.</text:p>
                </text:list-item>
                <text:list-item>
                  <text:p text:style-name="P2"/>
                </text:list-item>
              </text:list>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presentation:user-transformed="true">
          <draw:text-box>
            <text:p>Two questions from the reading</text:p>
          </draw:text-box>
        </draw:frame>
        <draw:frame presentation:style-name="pr2" draw:text-style-name="P5" draw:layer="layout" svg:width="25.199cm" svg:height="12.179cm" svg:x="1.4cm" svg:y="4.914cm" presentation:class="subtitle" presentation:placeholder="true" presentation:user-transformed="true">
          <draw:text-box/>
        </draw:frame>
        <presentation:notes draw:style-name="dp2">
          <draw:page-thumbnail draw:style-name="gr1"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presentation:user-transformed="true">
          <draw:text-box>
            <text:p>Sources</text:p>
          </draw:text-box>
        </draw:frame>
        <draw:frame presentation:style-name="pr2" draw:text-style-name="P3" draw:layer="layout" svg:width="25.199cm" svg:height="13.683cm" svg:x="1.4cm" svg:y="4.163cm" presentation:class="subtitle" presentation:user-transformed="true">
          <draw:text-box>
            <text:list text:style-name="L1">
              <text:list-item>
                <text:p text:style-name="P2"><text:span text:style-name="T2">Johnny Schneider. </text:span><text:span text:style-name="T3">Understanding Design Thinking, Lean, and Agile</text:span><text:span text:style-name="T2">. O’Reilly Media, 2007.</text:span></text:p>
              </text:list-item>
              <text:list-item>
                <text:p text:style-name="P2">“Understanding Agile — In Simple Words” http://www.abodeqa.com/understanding-agile-in-simple-words/</text:p>
              </text:list-item>
              <text:list-item>
                <text:p text:style-name="P7">“A Beginners Guide To Understanding The Agile Method” https://linchpinseo.com/the-agile-method/</text:p>
              </text:list-item>
              <text:list-item>
                <text:p text:style-name="P7">“Agile &amp; Waterfall Methodologies – A Side-By-Side Comparison” http://www.base36.com/2012/12/agile-waterfall-methodologies-a-side-by-side-comparison/</text:p>
              </text:list-item>
              <text:list-item>
                <text:p text:style-name="P7"/>
              </text:list-item>
              <text:list-item>
                <text:p text:style-name="P7"/>
              </text:list-item>
              <text:list-item>
                <text:p text:style-name="P7"/>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6T01:49:00.577353486</meta:creation-date>
    <meta:editing-duration>PT39M53S</meta:editing-duration>
    <meta:editing-cycles>13</meta:editing-cycles>
    <meta:generator>LibreOffice/5.4.5.1$Linux_X86_64 LibreOffice_project/40m0$Build-1</meta:generator>
    <dc:date>2018-05-16T04:10:22.857390224</dc:date>
    <meta:document-statistic meta:object-count="45"/>
  </office:meta>
</office:document-meta>
</file>